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8c6c9" officeooo:paragraph-rsid="0018c6c9"/>
    </style:style>
    <style:style style:name="P2" style:family="paragraph" style:parent-style-name="Text_20_body">
      <style:text-properties fo:language="en" fo:country="US" officeooo:rsid="0018c6c9" officeooo:paragraph-rsid="001921fe"/>
    </style:style>
    <style:style style:name="P3" style:family="paragraph" style:parent-style-name="Text_20_body">
      <style:text-properties style:font-name="Palatino Linotype" fo:language="en" fo:country="US" fo:font-style="italic" officeooo:rsid="0018c6c9" officeooo:paragraph-rsid="0018c6c9" style:font-name-asian="Palatino Linotype" style:font-style-asian="italic" style:font-style-complex="italic"/>
    </style:style>
    <style:style style:name="P4" style:family="paragraph" style:parent-style-name="Text_20_body">
      <style:text-properties style:font-name="Palatino Linotype" fo:language="en" fo:country="US" officeooo:rsid="0018c6c9" officeooo:paragraph-rsid="0018c6c9" style:font-name-asian="Palatino Linotype"/>
    </style:style>
    <style:style style:name="P5" style:family="paragraph" style:parent-style-name="Text_20_body">
      <style:text-properties style:font-name="Palatino Linotype" fo:language="en" fo:country="US" officeooo:rsid="0018c6c9" officeooo:paragraph-rsid="001921fe" style:font-name-asian="Palatino Linotype"/>
    </style:style>
    <style:style style:name="P6" style:family="paragraph" style:parent-style-name="Text_20_body">
      <style:text-properties style:font-name="Palatino Linotype" fo:language="en" fo:country="US" officeooo:paragraph-rsid="001921fe" style:font-name-asian="Palatino Linotype"/>
    </style:style>
    <style:style style:name="P7" style:family="paragraph" style:parent-style-name="Text_20_body">
      <style:text-properties style:font-name="Palatino Linotype" fo:language="en" fo:country="US" officeooo:rsid="001921fe" officeooo:paragraph-rsid="001921fe" style:font-name-asian="Palatino Linotype"/>
    </style:style>
    <style:style style:name="P8" style:family="paragraph" style:parent-style-name="Text_20_body">
      <style:text-properties style:font-name="Palatino Linotype" fo:language="en" fo:country="US" fo:font-weight="bold" officeooo:rsid="0018c6c9" officeooo:paragraph-rsid="0018c6c9" style:font-name-asian="Palatino Linotype" style:font-weight-asian="bold" style:font-weight-complex="bold"/>
    </style:style>
    <style:style style:name="P9" style:family="paragraph" style:parent-style-name="Text_20_body">
      <style:text-properties style:font-name="Palatino Linotype" fo:language="en" fo:country="US" fo:font-weight="bold" officeooo:rsid="001921fe" officeooo:paragraph-rsid="001921fe" style:font-name-asian="Palatino Linotype" style:font-weight-asian="bold" style:font-weight-complex="bold"/>
    </style:style>
    <style:style style:name="P10" style:family="paragraph" style:parent-style-name="Text_20_body">
      <style:text-properties style:font-name="Palatino Linotype" fo:language="en" fo:country="US" fo:font-weight="normal" officeooo:rsid="0018c6c9" officeooo:paragraph-rsid="0018c6c9" style:font-name-asian="Palatino Linotype" style:font-weight-asian="normal" style:font-weight-complex="normal"/>
    </style:style>
    <style:style style:name="P11" style:family="paragraph" style:parent-style-name="Text_20_body">
      <style:text-properties style:font-name="Palatino Linotype" fo:language="en" fo:country="US" fo:font-weight="normal" officeooo:rsid="001921fe" officeooo:paragraph-rsid="001921fe" style:font-name-asian="Palatino Linotype" style:font-weight-asian="normal" style:font-weight-complex="normal"/>
    </style:style>
    <style:style style:name="P12" style:family="paragraph" style:parent-style-name="Title">
      <style:text-properties style:font-name="Palatino Linotype" fo:language="en" fo:country="US" officeooo:rsid="0018c6c9" officeooo:paragraph-rsid="0018c6c9" style:font-name-asian="Palatino Linotype"/>
    </style:style>
    <style:style style:name="P13" style:family="paragraph" style:parent-style-name="Heading_20_2">
      <style:text-properties style:font-name="Palatino Linotype" fo:language="en" fo:country="US" officeooo:rsid="0018c6c9" officeooo:paragraph-rsid="0018c6c9" style:font-name-asian="Palatino Linotype"/>
    </style:style>
    <style:style style:name="P14" style:family="paragraph" style:parent-style-name="Heading_20_3">
      <style:text-properties style:font-name="Palatino Linotype" fo:language="en" fo:country="US" officeooo:rsid="0018c6c9" officeooo:paragraph-rsid="0018c6c9" style:font-name-asian="Palatino Linotyp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01921fe" style:font-weight-asian="bold" style:font-weight-complex="bold"/>
    </style:style>
    <style:style style:name="T3" style:family="text">
      <style:text-properties officeooo:rsid="001921fe"/>
    </style:style>
    <style:style style:name="T4" style:family="text">
      <style:text-properties fo:font-variant="normal" fo:text-transform="none" fo:color="#1155cc" fo:letter-spacing="normal"/>
    </style:style>
    <style:style style:name="T5" style:family="text">
      <style:text-properties fo:font-variant="normal" fo:text-transform="none" fo:color="#1155cc" fo:letter-spacing="normal" officeooo:rsid="001921fe"/>
    </style:style>
    <style:style style:name="T6" style:family="text">
      <style:text-properties fo:font-variant="normal" fo:text-transform="none" fo:color="#1155cc" style:font-name="Palatino Linotype" fo:letter-spacing="normal" style:font-name-asian="Palatino Linotype"/>
    </style:style>
    <style:style style:name="T7" style:family="text">
      <style:text-properties fo:font-variant="normal" fo:text-transform="none" fo:color="#1155cc" style:font-name="Palatino Linotype" fo:letter-spacing="normal" officeooo:rsid="001921fe" style:font-name-asian="Palatino Linotyp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21fe" style:font-weight-asian="bold" style:font-weight-complex="bold"/>
    </style:style>
    <style:style style:name="T10" style:family="text">
      <style:text-properties style:font-name="Palatino Linotype" style:font-name-asian="Palatino Linotyp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KMarkus: Digerati API</text:p>
      <text:p text:style-name="P3">In this document you will find the external API interface for our front-end to the ‘digerati’ API made by our Korean partners. This document is recent as of March 13 2019. </text:p>
      <text:h text:style-name="P13" text:outline-level="2">Description of API</text:h>
      <text:p text:style-name="P4">The API is a simple javascript API that uses supplied GET variables to fetch remote data and neatly display it using basic HTML and CSS layout. The API runs on the following URL: </text:p>
      <text:p text:style-name="P1"><text:a xlink:type="simple" xlink:href="https://dh.chinese-empires.eu/comparativus/digerati/" text:style-name="Internet_20_link" text:visited-style-name="Visited_20_Internet_20_Link"><text:span text:style-name="T10">https://dh.chinese-empires.eu/comparativus/digerati/</text:span></text:a></text:p>
      <text:p text:style-name="P4">An aim for the future is to change this into a more readable URL, but for now this will have to do.</text:p>
      <text:h text:style-name="P13" text:outline-level="2">Possible GET parameters</text:h>
      <text:p text:style-name="P4">The end-user can supply the API with two possible GET parameters, both of which are mutually exclusive. These variables are: ‘id’ and ‘q’. Both of these variables will have a different mode of operation for the API.</text:p>
      <text:h text:style-name="P14" text:outline-level="3">GET ‘id’</text:h>
      <text:p text:style-name="P4">When the API is supplied with the ‘id’ parameter, it expects this value to hold a valid id for the system. Since id’s are currently shared between the four services (names, books, places and off. titles) this means you can’t simple say: fetch id=3, since that would be four different objects depending on the service used. To solve this you have to specify which source to use as follows:</text:p>
      <text:p text:style-name="P4">- For personal names: ‘koreanPerson_ID’</text:p>
      <text:p text:style-name="P4">- For places: ‘koreanPlace_ID’</text:p>
      <text:p text:style-name="P4">- For books: ‘koreanBook_ID’</text:p>
      <text:p text:style-name="P4">- For official titles: ‘koreanTitle_ID’</text:p>
      <text:p text:style-name="P4">In all the examples above you have to swap ‘ID’ for a valid numeric id-value. \</text:p>
      <text:p text:style-name="P8">Example:</text:p>
      <text:p text:style-name="P10">The example below fetches a person with the id of three.</text:p>
      <text:p text:style-name="P1"><text:a xlink:type="simple" xlink:href="https://dh.chinese-empires.eu/comparativus/digerati/?id=koreanPerson_3" text:style-name="Internet_20_link" text:visited-style-name="Visited_20_Internet_20_Link"><text:span text:style-name="T10">https://dh.chinese-empires.eu/comparativus/digerati/?id=koreanPerson_3</text:span></text:a></text:p>
      <text:h text:style-name="P14" text:outline-level="3"><text:soft-page-break/>GET ‘q’</text:h>
      <text:p text:style-name="P4">When the API is supplied with the ‘q’ parameter it will perform a search through all four services (names, books, places and off. titles). Using this search functionality you can find results in all four of the services at the same time. <text:span text:style-name="T3">The value of the q-parameter should be the term you want to search, this can either be URL-encoded, or not. Trailing spaces will be removed.</text:span></text:p>
      <text:p text:style-name="P6"><text:span text:style-name="T9">Example: </text:span></text:p>
      <text:p text:style-name="P11">The example below will look through all categories to find a matching result for the term: 姜邯贊.</text:p>
      <text:p text:style-name="P2"><text:a xlink:type="simple" xlink:href="https://dh.chinese-empires.eu/comparativus/digerati/?q=姜邯贊" text:style-name="Internet_20_link" text:visited-style-name="Visited_20_Internet_20_Link"><text:span text:style-name="T6">https://dh.chinese-empires.eu/comparativus/digerati/?</text:span></text:a><text:a xlink:type="simple" xlink:href="https://dh.chinese-empires.eu/comparativus/digerati/?q=姜邯贊" text:style-name="Internet_20_link" text:visited-style-name="Visited_20_Internet_20_Link"><text:span text:style-name="T7">q=姜邯贊</text:span></text:a></text:p>
      <text:p text:style-name="P7"><text:span text:style-name="T8">NB:</text:span> This search can be a bit slower than the id search, since it has to look through 4 times as much data.</text:p>
      <text:p text:style-name="P5"><text:span text:style-name="T5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8:52:37.112000000</meta:creation-date>
    <dc:date>2019-03-13T09:11:27.323000000</dc:date>
    <meta:editing-duration>PT3M59S</meta:editing-duration>
    <meta:editing-cycles>1</meta:editing-cycles>
    <meta:document-statistic meta:table-count="0" meta:image-count="0" meta:object-count="0" meta:page-count="2" meta:paragraph-count="24" meta:word-count="368" meta:character-count="2177" meta:non-whitespace-character-count="1836"/>
    <meta:generator>LibreOffice/5.4.3.2$Windows_X86_64 LibreOffice_project/92a7159f7e4af62137622921e809f8546db437e5</meta:generator>
  </office:meta>
</office:document-meta>
</file>